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0.011in"/>
      <style:text-properties style:font-name="Times New Roman" fo:font-size="12pt" style:font-name-asian="Times New Roman1" style:font-size-asian="12pt"/>
    </style:style>
    <style:style style:name="P2" style:family="paragraph" style:parent-style-name="Standard">
      <style:paragraph-properties fo:line-height="0.0043in"/>
      <style:text-properties style:font-name="Times New Roman" fo:font-size="12pt" style:font-name-asian="Times New Roman1" style:font-size-asian="12pt"/>
    </style:style>
    <style:style style:name="P3" style:family="paragraph" style:parent-style-name="Standard">
      <style:paragraph-properties fo:line-height="0.0035in"/>
      <style:text-properties style:font-name="Times New Roman" fo:font-size="12pt" style:font-name-asian="Times New Roman1" style:font-size-asian="12pt"/>
    </style:style>
    <style:style style:name="P4" style:family="paragraph" style:parent-style-name="Standard">
      <style:paragraph-properties fo:line-height="0.0091in"/>
      <style:text-properties style:font-name="Times New Roman" fo:font-size="12pt" style:font-name-asian="Times New Roman1" style:font-size-asian="12pt"/>
    </style:style>
    <style:style style:name="P5" style:family="paragraph" style:parent-style-name="Standard">
      <style:paragraph-properties fo:line-height="104%" fo:text-align="justify" style:justify-single-word="false"/>
      <style:text-properties style:font-name="Times New Roman" fo:font-size="11pt" style:font-name-asian="Times New Roman1" style:font-size-asian="11pt"/>
    </style:style>
    <style:style style:name="P6" style:family="paragraph" style:parent-style-name="Standard">
      <style:paragraph-properties fo:line-height="0.1898in"/>
      <style:text-properties style:font-name="Times New Roman" style:font-name-asian="Times New Roman1"/>
    </style:style>
    <style:style style:name="P7" style:family="paragraph" style:parent-style-name="Standard">
      <style:paragraph-properties fo:line-height="0.2429in"/>
      <style:text-properties style:font-name="Times New Roman" style:font-name-asian="Times New Roman1"/>
    </style:style>
    <style:style style:name="P8" style:family="paragraph" style:parent-style-name="Standard">
      <style:paragraph-properties fo:line-height="0.0043in"/>
      <style:text-properties style:font-name="Times New Roman" style:font-name-asian="Times New Roman1"/>
    </style:style>
    <style:style style:name="P9" style:family="paragraph" style:parent-style-name="Standard">
      <style:paragraph-properties fo:line-height="0.2508in"/>
      <style:text-properties style:font-name="Times New Roman" style:font-name-asian="Times New Roman1"/>
    </style:style>
    <style:style style:name="P10" style:family="paragraph" style:parent-style-name="Standard">
      <style:paragraph-properties fo:line-height="0.002in"/>
      <style:text-properties style:font-name="Times New Roman" style:font-name-asian="Times New Roman1"/>
    </style:style>
    <style:style style:name="P11" style:family="paragraph" style:parent-style-name="Standard">
      <style:paragraph-properties fo:line-height="0.0055in"/>
      <style:text-properties style:font-name="Times New Roman" style:font-name-asian="Times New Roman1"/>
    </style:style>
    <style:style style:name="P12" style:family="paragraph" style:parent-style-name="Standard">
      <style:paragraph-properties fo:line-height="99%"/>
      <style:text-properties style:font-name="Times New Roman" style:text-underline-style="solid" style:text-underline-width="auto" style:text-underline-color="font-color" fo:font-weight="bold" style:font-name-asian="Times New Roman1" style:font-weight-asian="bold"/>
    </style:style>
    <style:style style:name="P13" style:family="paragraph" style:parent-style-name="Standard">
      <style:paragraph-properties fo:margin-left="0in" fo:margin-right="-0.0138in" fo:line-height="97%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a"/>
      <style:text-properties style:font-name="Times New Roman" fo:font-size="11pt" style:font-name-asian="Times New Roman1" style:font-size-asian="11pt"/>
    </style:style>
    <style:style style:name="P14" style:family="paragraph" style:parent-style-name="Standard">
      <style:paragraph-properties fo:margin-left="0in" fo:margin-right="0.528in" fo:line-height="98%" fo:text-indent="0in" style:auto-text-indent="false"/>
      <style:text-properties style:font-name="Times New Roman" fo:font-size="12pt" style:font-name-asian="Times New Roman1" style:font-size-asian="12pt"/>
    </style:style>
    <style:style style:name="P15" style:family="paragraph" style:parent-style-name="Standard" style:master-page-name="Standard">
      <style:paragraph-properties style:line-height-at-least="0in" fo:text-align="center" style:justify-single-word="false" style:page-number="auto"/>
      <style:text-properties style:font-name="Times New Roman" fo:font-size="18pt" fo:font-weight="bold" style:font-name-asian="Times New Roman1" style:font-size-asian="18pt" style:font-weight-asian="bold"/>
    </style:style>
    <style:style style:name="P16" style:family="paragraph" style:parent-style-name="Standard">
      <style:paragraph-properties fo:margin-left="1in" fo:margin-right="0.4862in" fo:line-height="97%" fo:text-indent="0.5626in" style:auto-text-indent="false"/>
      <style:text-properties style:font-name="Times New Roman" fo:font-size="13pt" fo:font-weight="bold" style:font-name-asian="Times New Roman1" style:font-size-asian="13pt" style:font-weight-asian="bold"/>
    </style:style>
    <style:style style:name="P17" style:family="paragraph" style:parent-style-name="Standard">
      <style:paragraph-properties fo:margin-left="0in" fo:margin-right="-0.0138in" fo:line-height="97%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a"/>
      <style:text-properties style:font-name="Times New Roman" fo:font-size="13pt" fo:font-weight="bold" style:font-name-asian="Times New Roman1" style:font-size-asian="13pt" style:font-weight-asian="bold"/>
    </style:style>
    <style:style style:name="P18" style:family="paragraph" style:parent-style-name="Standard">
      <style:paragraph-properties fo:line-height="104%" fo:text-align="justify" style:justify-single-word="false"/>
      <style:text-properties style:font-name="Times New Roman" fo:font-size="11pt" style:font-name-asian="Times New Roman1" style:font-size-asian="11pt"/>
    </style:style>
    <style:style style:name="P19" style:family="paragraph" style:parent-style-name="Standard">
      <style:paragraph-properties style:line-height-at-least="0in"/>
      <style:text-properties style:font-name="Times New Roman" fo:font-size="13pt" style:text-underline-style="solid" style:text-underline-width="auto" style:text-underline-color="font-color" fo:font-weight="bold" style:font-name-asian="Times New Roman1" style:font-size-asian="13pt" style:font-weight-asian="bold"/>
    </style:style>
    <style:style style:name="P20" style:family="paragraph" style:parent-style-name="Standard">
      <style:paragraph-properties fo:line-height="99%"/>
      <style:text-properties style:font-name="Times New Roman" fo:font-size="13pt" style:text-underline-style="solid" style:text-underline-width="auto" style:text-underline-color="font-color" fo:font-weight="bold" style:font-name-asian="Times New Roman1" style:font-size-asian="13pt" style:font-weight-asian="bold"/>
    </style:style>
    <style:style style:name="P21" style:family="paragraph" style:parent-style-name="Standard">
      <style:paragraph-properties fo:line-height="97%"/>
      <style:text-properties style:font-name="Times New Roman" fo:font-size="12pt" style:font-name-asian="Times New Roman1" style:font-size-asian="12pt"/>
    </style:style>
    <style:style style:name="P22" style:family="paragraph" style:parent-style-name="Standard">
      <style:paragraph-properties fo:margin-left="0in" fo:margin-right="0.0972in" fo:line-height="98%" fo:text-indent="0in" style:auto-text-indent="false"/>
      <style:text-properties style:font-name="Times New Roman" fo:font-size="12pt" style:font-name-asian="Times New Roman1" style:font-size-asian="12pt"/>
    </style:style>
    <style:style style:name="P23" style:family="paragraph" style:parent-style-name="Standard">
      <style:paragraph-properties fo:margin-left="0in" fo:margin-right="0.0555in" fo:line-height="97%" fo:text-indent="0in" style:auto-text-indent="false"/>
      <style:text-properties style:font-name="Times New Roman" fo:font-size="12pt" style:font-name-asian="Times New Roman1" style:font-size-asian="12pt"/>
    </style:style>
    <style:style style:name="P24" style:family="paragraph" style:parent-style-name="Standard">
      <style:paragraph-properties fo:margin-left="0in" fo:margin-right="0.528in" fo:line-height="98%" fo:text-indent="0in" style:auto-text-indent="false"/>
      <style:text-properties style:font-name="Times New Roman" fo:font-size="12pt" style:font-name-asian="Times New Roman1" style:font-size-asian="12pt"/>
    </style:style>
    <style:style style:name="P25" style:family="paragraph" style:parent-style-name="Standard">
      <style:paragraph-properties fo:margin-left="0in" fo:margin-right="0.528in" fo:line-height="98%" fo:text-indent="0in" style:auto-text-indent="false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/>
    </style:style>
    <style:style style:name="P26" style:family="paragraph" style:parent-style-name="List_20_Paragraph" style:list-style-name="WWNum9">
      <style:paragraph-properties fo:line-height="97%"/>
      <style:text-properties style:font-name="Times New Roman" fo:font-size="12pt" style:font-name-asian="Times New Roman1" style:font-size-asian="12pt"/>
    </style:style>
    <style:style style:name="P27" style:family="paragraph" style:parent-style-name="List_20_Paragraph" style:list-style-name="WWNum9">
      <style:paragraph-properties fo:line-height="99%"/>
      <style:text-properties style:font-name="Times New Roman" fo:font-size="12pt" style:font-name-asian="Times New Roman1" style:font-size-asian="12pt"/>
    </style:style>
    <style:style style:name="T1" style:family="text">
      <style:text-properties officeooo:rsid="0019df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JONATHAN E. MCAVOY</text:p>
      <text:p text:style-name="P1"/>
      <text:p text:style-name="P16">208 Abbey Lane * Logan Township, NJ 08085</text:p>
      <text:p text:style-name="P17">Phone: 856-357-2550 * E-mail: mcavoyj5@students.rowan.edu</text:p>
      <text:p text:style-name="P13"/>
      <text:p text:style-name="P5"/>
      <text:p text:style-name="P5">Experienced data entry intern with exceptional computer, writing, and communication skills. Combines creativity with strong problem-solving, teamwork, and interpersonal abilities. Accustomed to working under pressure and on deadline.</text:p>
      <text:p text:style-name="P6"/>
      <text:p text:style-name="P19">Siegfried USA, Pennsville, NJ – Summer 2016</text:p>
      <text:p text:style-name="P2"/>
      <text:p text:style-name="P21">Data entry intern for a multi-national life sciences company manufacturing and developing active pharmaceutical ingredients, related intermediates, and controlled substances.</text:p>
      <text:list xml:id="list185329190639988275" text:style-name="WWNum9">
        <text:list-item>
          <text:p text:style-name="P26">Manage and continuously update company databases. These include databases of batch records, standard operating procedures, and employee records.</text:p>
        </text:list-item>
        <text:list-item>
          <text:p text:style-name="P26">Review and approve process records for Quality Assurance.</text:p>
        </text:list-item>
        <text:list-item>
          <text:p text:style-name="P26">Sort and file documents to be retained by Quality Assurance.</text:p>
        </text:list-item>
        <text:list-item>
          <text:p text:style-name="P27">Proficient in SQL, SAP database, and Microsoft Office applications, especially Microsoft Access and Excel.</text:p>
        </text:list-item>
      </text:list>
      <text:p text:style-name="P12"/>
      <text:p text:style-name="P20">Virtual Reality Center at Rowan University, Glassboro, NJ – Summer 2016</text:p>
      <text:p text:style-name="P3"/>
      <text:p text:style-name="P22">Intern alongside graduate students working on VR applications and research for government, business, and non-profit organizations.</text:p>
      <text:list xml:id="list163629421106916" text:continue-numbering="true" text:style-name="WWNum9">
        <text:list-item>
          <text:p text:style-name="P26">Develop 3D models and environments to be implemented in VR applications.</text:p>
        </text:list-item>
        <text:list-item>
          <text:p text:style-name="P26">Hands on experience operating VR equipment and troubleshooting code.</text:p>
        </text:list-item>
        <text:list-item>
          <text:p text:style-name="P26">Proficient in C# and Unity3D.</text:p>
        </text:list-item>
        <text:list-item>
          <text:p text:style-name="P26">Desire to continuously learn new skills and apply them to projects.</text:p>
        </text:list-item>
      </text:list>
      <text:p text:style-name="P4"/>
      <text:p text:style-name="P7"><text:bookmark text:name="page2"/></text:p>
      <text:p text:style-name="P19">Kelly’s Old Barney Restaurant, Barnegat Light, NJ – 2013 to 2015</text:p>
      <text:p text:style-name="P8"/>
      <text:p text:style-name="P23">Kitchen staff at a popular seaside restaurant.</text:p>
      <text:list xml:id="list163629540816347" text:continue-numbering="true" text:style-name="WWNum9">
        <text:list-item>
          <text:p text:style-name="P26">Cook, prepare meals, and provide hospitality and service to customers.</text:p>
        </text:list-item>
        <text:list-item>
          <text:p text:style-name="P26">Maintain a strong work ethic and work on team in a fast-paced, hands-on work environment.</text:p>
        </text:list-item>
      </text:list>
      <text:p text:style-name="P9"/>
      <text:p text:style-name="P19">Professional Organizations and Leadership</text:p>
      <text:p text:style-name="P10"/>
      <text:list xml:id="list163629983100075" text:continue-numbering="true" text:style-name="WWNum9">
        <text:list-item>
          <text:p text:style-name="P26">Engineers Without Boarders at Rowan University; executive-board member and webmaster.</text:p>
        </text:list-item>
        <text:list-item>
          <text:p text:style-name="P26">American Institute of Chemical Engineers at Rowan University; member.</text:p>
        </text:list-item>
        <text:list-item>
          <text:p text:style-name="P26">Habitat for Humanity; volunteer.</text:p>
        </text:list-item>
      </text:list>
      <text:p text:style-name="P9"/>
      <text:p text:style-name="P20">Education</text:p>
      <text:p text:style-name="P11"/>
      <text:p text:style-name="P14">Rowan University, Glassboro, NJ; pursuing a Bachelor of Science degree in Chemical Engineering; 3.9 GPA.</text:p>
      <text:p text:style-name="P14"/>
      <text:p text:style-name="P25">List of Relevant Courses Completed by Summer 2017</text:p>
      <text:list xml:id="list163629816471624" text:continue-numbering="true" text:style-name="WWNum9">
        <text:list-item>
          <text:p text:style-name="P26">Freshman Engineering Clinic I and II, Sophomore Engineering Clinic I and II.</text:p>
        </text:list-item>
        <text:list-item>
          <text:p text:style-name="P26">Industrial Organic Chemistry, Principles of Chemical Processes I and II, Fluid Mechanics.</text:p>
        </text:list-item>
        <text:list-item>
          <text:p text:style-name="P26">Calculus I, II, and III, and Math for Engineering Analysi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Aria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Arial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2in"/>
        </style:list-level-properties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McAvoy</meta:initial-creator>
    <meta:editing-cycles>4</meta:editing-cycles>
    <meta:creation-date>2017-02-22T03:06:00</meta:creation-date>
    <dc:date>2017-09-29T16:36:28.382465281</dc:date>
    <meta:editing-duration>PT3H19M57S</meta:editing-duration>
    <meta:generator>LibreOffice/5.1.6.2$Linux_X86_64 LibreOffice_project/10m0$Build-2</meta:generator>
    <meta:document-statistic meta:table-count="0" meta:image-count="0" meta:object-count="0" meta:page-count="1" meta:paragraph-count="30" meta:word-count="325" meta:character-count="2268" meta:non-whitespace-character-count="198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